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e59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none" draw:fill-color="#ffde59" draw:textarea-horizontal-align="justify" draw:textarea-vertical-align="middle" draw:auto-grow-height="false" fo:min-height="0.504cm" fo:min-width="0.254cm"/>
    </style:style>
    <style:style style:name="gr3" style:family="graphic" style:parent-style-name="standard">
      <style:graphic-properties draw:fill="none" draw:fill-color="#ffde59" draw:textarea-horizontal-align="justify" draw:textarea-vertical-align="middle" draw:auto-grow-height="false" fo:min-height="1.151cm" fo:min-width="0.938cm"/>
    </style:style>
    <style:style style:name="gr4" style:family="graphic" style:parent-style-name="standard">
      <style:graphic-properties draw:fill="none" draw:fill-color="#ffde59" draw:textarea-horizontal-align="justify" draw:textarea-vertical-align="middle" draw:auto-grow-height="false" fo:min-height="1.964cm" fo:min-width="1.714cm"/>
    </style:style>
    <style:style style:name="gr5" style:family="graphic" style:parent-style-name="standard">
      <style:graphic-properties draw:fill-color="#81d41a" draw:textarea-horizontal-align="justify" draw:textarea-vertical-align="middle" draw:auto-grow-height="false" fo:min-height="0cm" fo:min-width="0cm"/>
    </style:style>
    <style:style style:name="P1" style:family="paragraph">
      <loext:graphic-properties draw:fill-color="#ffde59"/>
      <style:paragraph-properties fo:text-align="center"/>
    </style:style>
    <style:style style:name="P2" style:family="paragraph">
      <loext:graphic-properties draw:fill="none" draw:fill-color="#ffde59"/>
      <style:paragraph-properties fo:text-align="center"/>
    </style:style>
    <style:style style:name="P3" style:family="paragraph">
      <loext:graphic-properties draw:fill-color="#81d41a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212cm" svg:height="0.212cm" svg:x="7.386cm" svg:y="8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66cm" svg:height="1.066cm" svg:x="6.94cm" svg:y="8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032cm" svg:height="1.981cm" svg:x="6.488cm" svg:y="7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13cm" svg:height="3.13cm" svg:x="5.926cm" svg:y="7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7.986cm" svg:y="8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6.987cm" svg:y="8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6.988cm" svg:y="7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7.989cm" svg:y="7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8.49cm" svg:y="8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7.691cm" svg:y="9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8.491cm" svg:y="10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8.992cm" svg:y="8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8.492cm" svg:y="7.6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7.492cm" svg:y="7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7.492cm" svg:y="10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6.492cm" svg:y="10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6.092cm" svg:y="9.6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5.992cm" svg:y="8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8.492cm" svg:y="10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12cm" svg:height="0.212cm" svg:x="7.387cm" svg:y="13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66cm" svg:height="1.066cm" svg:x="6.941cm" svg:y="12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032cm" svg:height="1.981cm" svg:x="6.489cm" svg:y="12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13cm" svg:height="3.13cm" svg:x="5.927cm" svg:y="11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7.987cm" svg:y="13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6.988cm" svg:y="12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6.989cm" svg:y="12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7.99cm" svg:y="12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8.491cm" svg:y="12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7.692cm" svg:y="14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8.492cm" svg:y="14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6.993cm" svg:y="13.3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09cm" svg:height="0.09cm" svg:x="6.493cm" svg:y="13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7.493cm" svg:y="13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7cm" svg:x="8.993cm" svg:y="12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6.493cm" svg:y="14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8.193cm" svg:y="11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5.993cm" svg:y="12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7.593cm" svg:y="12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9T12:10:29.655606324</meta:creation-date>
    <dc:date>2021-04-01T08:38:49.854726170</dc:date>
    <meta:editing-duration>PT16S</meta:editing-duration>
    <meta:editing-cycles>1</meta:editing-cycles>
    <meta:document-statistic meta:object-count="38"/>
    <meta:generator>LibreOffice/6.4.6.2$Linux_X86_64 LibreOffice_project/40$Build-2</meta:generator>
  </office:meta>
</office:document-meta>
</file>